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kund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</text:p>
          </table:table-cell>
          <table:table-cell table:formula="of:=[.B5]*[.D5]" office:value-type="float" office:value="350" calcext:value-type="float">
            <text:p>350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Sekunden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</text:p>
          </table:table-cell>
          <table:table-cell table:formula="of:=[.B6]*[.D6]" office:value-type="float" office:value="5.9" calcext:value-type="float">
            <text:p>5,9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Sekunden</text:p>
          </table:table-cell>
          <table:table-cell table:formula="of:=SUM([.F5];[.F6])/[.D7]" office:value-type="float" office:value="1.18633333333333" calcext:value-type="float">
            <text:p>1,18633333333333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string" calcext:value-type="string">
            <text:p>mAh</text:p>
          </table:table-cell>
          <table:table-cell table:style-name="ce1" table:formula="of:=[.D8]/[.F7]" office:value-type="float" office:value="2191.62686147794" calcext:value-type="float">
            <text:p>21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5"/>
          <table:table-cell table:style-name="ce1" table:formula="of:=[.F8]/24" office:value-type="float" office:value="91.3177858949143" calcext:value-type="float">
            <text:p>91</text:p>
          </table:table-cell>
          <table:table-cell office:value-type="string" calcext:value-type="string">
            <text:p>T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40:37.909447078</meta:creation-date>
    <dc:date>2020-03-11T07:39:27.075863058</dc:date>
    <meta:editing-duration>PT7H47M58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